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D1000000F16CB7654E202A0B4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25in" fo:margin-left="0.0069in" fo:margin-top="0in" fo:margin-bottom="0in" table:align="left" style:writing-mode="lr-tb"/>
    </style:style>
    <style:style style:name="Table1.A" style:family="table-column">
      <style:table-column-properties style:column-width="1.8326in"/>
    </style:style>
    <style:style style:name="Table1.B" style:family="table-column">
      <style:table-column-properties style:column-width="4.41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3f3f3" fo:padding="0.0694in" fo:border="1pt solid #000000">
        <style:background-image/>
      </style:table-cell-properties>
    </style:style>
    <style:style style:name="Table1.B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6.2681in" fo:margin-left="0.0069in" fo:margin-top="0in" fo:margin-bottom="0in" table:align="left" style:writing-mode="lr-tb"/>
    </style:style>
    <style:style style:name="Table2.A" style:family="table-column">
      <style:table-column-properties style:column-width="6.268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P1" style:family="paragraph" style:parent-style-name="Heading_20_2">
      <style:paragraph-properties fo:break-before="page"/>
    </style:style>
    <style:style style:name="P2" style:family="paragraph" style:parent-style-name="Heading_20_2">
      <style:paragraph-properties fo:margin-top="0.1945in" fo:margin-bottom="0in" style:contextual-spacing="false" fo:line-height="100%" fo:keep-together="auto" fo:break-before="page" fo:keep-with-next="auto"/>
    </style:style>
    <style:style style:name="P3" style:family="paragraph" style:parent-style-name="Heading_20_3">
      <style:paragraph-properties fo:margin-left="0in" fo:margin-right="0in" fo:margin-top="0.1945in" fo:margin-bottom="0.028in" style:contextual-spacing="false" fo:line-height="100%" fo:keep-together="auto" fo:text-indent="0in" style:auto-text-indent="false" fo:keep-with-next="auto"/>
      <style:text-properties fo:color="#000000" loext:opacity="100%" style:font-name="Calibri" fo:font-size="13pt" fo:font-weight="bold" style:font-name-asian="Calibri1" style:font-size-asian="13pt" style:font-weight-asian="bold" style:font-name-complex="Calibri1" style:font-size-complex="13pt"/>
    </style:style>
    <style:style style:name="P4" style:family="paragraph" style:parent-style-name="Heading_20_3">
      <style:paragraph-properties fo:keep-together="auto" fo:keep-with-next="auto"/>
    </style:style>
    <style:style style:name="P5" style:family="paragraph" style:parent-style-name="Heading_20_3">
      <style:paragraph-properties fo:margin-top="0.1665in" fo:margin-bottom="0.028in" style:contextual-spacing="false" fo:line-height="100%" fo:keep-together="auto" fo:keep-with-next="auto"/>
    </style:style>
    <style:style style:name="P6" style:family="paragraph" style:parent-style-name="normal">
      <style:paragraph-properties fo:line-height="115%"/>
    </style:style>
    <style:style style:name="P7" style:family="paragraph" style:parent-style-name="normal">
      <style:paragraph-properties fo:line-height="115%" fo:orphans="0" fo:widows="0"/>
    </style:style>
    <style:style style:name="P8" style:family="paragraph" style:parent-style-name="normal" style:list-style-name="WWNum6">
      <style:paragraph-properties fo:margin-left="0.5in" fo:margin-right="0in" fo:line-height="115%" fo:orphans="0" fo:widows="0" fo:text-indent="-0.25in" style:auto-text-indent="false"/>
    </style:style>
    <style:style style:name="P9" style:family="paragraph" style:parent-style-name="normal" style:list-style-name="WWNum1">
      <style:paragraph-properties fo:margin-left="0.5in" fo:margin-right="0in" fo:margin-top="0in" fo:margin-bottom="0in" style:contextual-spacing="false" fo:line-height="115%" fo:orphans="0" fo:widows="0" fo:text-indent="-0.25in" style:auto-text-indent="false"/>
    </style:style>
    <style:style style:name="P10" style:family="paragraph" style:parent-style-name="normal" style:list-style-name="WWNum12">
      <style:paragraph-properties fo:margin-left="0.5in" fo:margin-right="0in" fo:line-height="115%" fo:orphans="0" fo:widows="0" fo:text-indent="-0.25in" style:auto-text-indent="false"/>
    </style:style>
    <style:style style:name="P11" style:family="paragraph" style:parent-style-name="normal" style:list-style-name="WWNum7">
      <style:paragraph-properties fo:margin-left="0.5in" fo:margin-right="0in" fo:line-height="115%" fo:text-indent="-0.25in" style:auto-text-indent="false"/>
    </style:style>
    <style:style style:name="P12" style:family="paragraph" style:parent-style-name="normal">
      <style:paragraph-properties fo:margin-left="0in" fo:margin-right="0in" fo:line-height="115%" fo:text-indent="0in" style:auto-text-indent="false"/>
    </style:style>
    <style:style style:name="P13" style:family="paragraph" style:parent-style-name="normal">
      <style:paragraph-properties fo:line-height="115%" fo:break-before="page"/>
    </style:style>
    <style:style style:name="P14" style:family="paragraph" style:parent-style-name="normal" style:master-page-name="Standard">
      <style:paragraph-properties fo:line-height="115%" style:page-number="1"/>
      <style:text-properties style:font-name="Calibri" fo:font-size="1pt" fo:font-weight="bold" style:font-name-asian="Calibri1" style:font-size-asian="1pt" style:font-weight-asian="bold" style:font-name-complex="Calibri1" style:font-size-complex="1pt"/>
    </style:style>
    <style:style style:name="P15" style:family="paragraph" style:parent-style-name="normal">
      <style:paragraph-properties fo:line-height="115%"/>
      <style:text-properties style:font-name="Calibri" fo:font-size="1pt" style:font-name-asian="Calibri1" style:font-size-asian="1pt" style:font-name-complex="Calibri1" style:font-size-complex="1pt"/>
    </style:style>
    <style:style style:name="P16" style:family="paragraph" style:parent-style-name="normal">
      <style:paragraph-properties fo:line-height="115%"/>
      <style:text-properties style:font-name="Calibri" fo:font-weight="bold" style:font-name-asian="Calibri1" style:font-weight-asian="bold" style:font-name-complex="Calibri1"/>
    </style:style>
    <style:style style:name="P17" style:family="paragraph" style:parent-style-name="normal">
      <style:paragraph-properties fo:line-height="100%" fo:orphans="0" fo:widows="0"/>
      <style:text-properties style:font-name="Calibri" fo:font-weight="bold" style:font-name-asian="Calibri1" style:font-weight-asian="bold" style:font-name-complex="Calibri1"/>
    </style:style>
    <style:style style:name="P18" style:family="paragraph" style:parent-style-name="normal">
      <style:paragraph-properties fo:line-height="100%" fo:orphans="0" fo:widows="0"/>
      <style:text-properties style:font-name="Calibri" fo:font-weight="bold" officeooo:rsid="00191d70" officeooo:paragraph-rsid="00191d70" style:font-name-asian="Calibri1" style:font-weight-asian="bold" style:font-name-complex="Calibri1"/>
    </style:style>
    <style:style style:name="P19" style:family="paragraph" style:parent-style-name="normal">
      <style:paragraph-properties fo:line-height="115%"/>
      <style:text-properties style:font-name="Calibri" style:font-name-asian="Calibri1" style:font-name-complex="Calibri1"/>
    </style:style>
    <style:style style:name="P20" style:family="paragraph" style:parent-style-name="normal">
      <style:text-properties style:font-name="Calibri" style:font-name-asian="Calibri1" style:font-name-complex="Calibri1"/>
    </style:style>
    <style:style style:name="P21" style:family="paragraph" style:parent-style-name="normal">
      <style:paragraph-properties fo:margin-left="1in" fo:margin-right="0in" fo:text-indent="0in" style:auto-text-indent="false"/>
      <style:text-properties style:font-name="Calibri" style:font-name-asian="Calibri1" style:font-name-complex="Calibri1"/>
    </style:style>
    <style:style style:name="P22" style:family="paragraph" style:parent-style-name="normal">
      <style:paragraph-properties fo:margin-left="0in" fo:margin-right="0in" fo:text-indent="0in" style:auto-text-indent="false"/>
      <style:text-properties style:font-name="Calibri" style:font-name-asian="Calibri1" style:font-name-complex="Calibri1"/>
    </style:style>
    <style:style style:name="P23" style:family="paragraph" style:parent-style-name="normal">
      <style:paragraph-properties fo:line-height="100%" fo:orphans="0" fo:widows="0"/>
    </style:style>
    <style:style style:name="P24" style:family="paragraph" style:parent-style-name="normal" style:list-style-name="WWNum3">
      <style:paragraph-properties fo:margin-left="0.5in" fo:margin-right="0in" fo:line-height="100%" fo:orphans="0" fo:widows="0" fo:text-indent="-0.25in" style:auto-text-indent="false"/>
    </style:style>
    <style:style style:name="P25" style:family="paragraph" style:parent-style-name="normal">
      <style:paragraph-properties fo:margin-top="0.1665in" fo:margin-bottom="0.1665in" style:contextual-spacing="false" fo:line-height="100%"/>
    </style:style>
    <style:style style:name="P26" style:family="paragraph" style:parent-style-name="normal" style:list-style-name="WWNum2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27" style:family="paragraph" style:parent-style-name="normal" style:list-style-name="WWNum2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28" style:family="paragraph" style:parent-style-name="normal" style:list-style-name="WWNum2">
      <style:paragraph-properties fo:margin-left="0.5in" fo:margin-right="0in" fo:margin-top="0in" fo:margin-bottom="0.1665in" style:contextual-spacing="false" fo:line-height="100%" fo:text-indent="-0.25in" style:auto-text-indent="false"/>
    </style:style>
    <style:style style:name="P29" style:family="paragraph" style:parent-style-name="normal" style:list-style-name="WWNum5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30" style:family="paragraph" style:parent-style-name="normal" style:list-style-name="WWNum5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31" style:family="paragraph" style:parent-style-name="normal" style:list-style-name="WWNum5">
      <style:paragraph-properties fo:margin-left="0.5in" fo:margin-right="0in" fo:margin-top="0in" fo:margin-bottom="0.1665in" style:contextual-spacing="false" fo:line-height="100%" fo:text-indent="-0.25in" style:auto-text-indent="false"/>
    </style:style>
    <style:style style:name="P32" style:family="paragraph" style:parent-style-name="normal" style:list-style-name="WWNum11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33" style:family="paragraph" style:parent-style-name="normal" style:list-style-name="WWNum11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34" style:family="paragraph" style:parent-style-name="normal" style:list-style-name="WWNum11">
      <style:paragraph-properties fo:margin-left="1in" fo:margin-right="0in" fo:margin-top="0in" fo:margin-bottom="0in" style:contextual-spacing="false" fo:line-height="100%" fo:text-indent="-0.25in" style:auto-text-indent="false"/>
    </style:style>
    <style:style style:name="P35" style:family="paragraph" style:parent-style-name="normal" style:list-style-name="WWNum11">
      <style:paragraph-properties fo:margin-left="0.5in" fo:margin-right="0in" fo:margin-top="0in" fo:margin-bottom="0.1665in" style:contextual-spacing="false" fo:line-height="100%" fo:text-indent="-0.25in" style:auto-text-indent="false"/>
    </style:style>
    <style:style style:name="P36" style:family="paragraph" style:parent-style-name="normal" style:list-style-name="WWNum13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37" style:family="paragraph" style:parent-style-name="normal" style:list-style-name="WWNum13">
      <style:paragraph-properties fo:margin-left="0.5in" fo:margin-right="0in" fo:margin-top="0in" fo:margin-bottom="0.1665in" style:contextual-spacing="false" fo:line-height="100%" fo:text-indent="-0.25in" style:auto-text-indent="false"/>
    </style:style>
    <style:style style:name="P38" style:family="paragraph" style:parent-style-name="normal" style:list-style-name="WWNum4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39" style:family="paragraph" style:parent-style-name="normal" style:list-style-name="WWNum4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40" style:family="paragraph" style:parent-style-name="normal" style:list-style-name="WWNum4">
      <style:paragraph-properties fo:margin-left="0.5in" fo:margin-right="0in" fo:margin-top="0in" fo:margin-bottom="0.1665in" style:contextual-spacing="false" fo:line-height="100%" fo:text-indent="-0.25in" style:auto-text-indent="false"/>
    </style:style>
    <style:style style:name="P41" style:family="paragraph" style:parent-style-name="normal" style:list-style-name="WWNum8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42" style:family="paragraph" style:parent-style-name="normal" style:list-style-name="WWNum8">
      <style:paragraph-properties fo:margin-left="1in" fo:margin-right="0in" fo:margin-top="0in" fo:margin-bottom="0in" style:contextual-spacing="false" fo:line-height="100%" fo:text-indent="-0.25in" style:auto-text-indent="false"/>
    </style:style>
    <style:style style:name="P43" style:family="paragraph" style:parent-style-name="normal" style:list-style-name="WWNum8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44" style:family="paragraph" style:parent-style-name="normal" style:list-style-name="WWNum8">
      <style:paragraph-properties fo:margin-left="1in" fo:margin-right="0in" fo:margin-top="0in" fo:margin-bottom="0.1665in" style:contextual-spacing="false" fo:line-height="100%" fo:text-indent="-0.25in" style:auto-text-indent="false"/>
    </style:style>
    <style:style style:name="P45" style:family="paragraph" style:parent-style-name="normal" style:list-style-name="WWNum10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46" style:family="paragraph" style:parent-style-name="normal" style:list-style-name="WWNum10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47" style:family="paragraph" style:parent-style-name="normal" style:list-style-name="WWNum10">
      <style:paragraph-properties fo:margin-left="0.5in" fo:margin-right="0in" fo:margin-top="0in" fo:margin-bottom="0.1665in" style:contextual-spacing="false" fo:line-height="100%" fo:text-indent="-0.25in" style:auto-text-indent="false"/>
    </style:style>
    <style:style style:name="P48" style:family="paragraph" style:parent-style-name="normal" style:list-style-name="WWNum9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49" style:family="paragraph" style:parent-style-name="normal" style:list-style-name="WWNum9">
      <style:paragraph-properties fo:margin-left="1in" fo:margin-right="0in" fo:margin-top="0in" fo:margin-bottom="0in" style:contextual-spacing="false" fo:line-height="100%" fo:text-indent="-0.25in" style:auto-text-indent="false"/>
    </style:style>
    <style:style style:name="P50" style:family="paragraph" style:parent-style-name="normal" style:list-style-name="WWNum9">
      <style:paragraph-properties fo:margin-left="1.5in" fo:margin-right="0in" fo:margin-top="0in" fo:margin-bottom="0in" style:contextual-spacing="false" fo:line-height="100%" fo:text-indent="-0.25in" style:auto-text-indent="false"/>
    </style:style>
    <style:style style:name="P51" style:family="paragraph" style:parent-style-name="normal" style:list-style-name="WWNum9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52" style:family="paragraph" style:parent-style-name="normal" style:list-style-name="WWNum9">
      <style:paragraph-properties fo:margin-left="1in" fo:margin-right="0in" fo:margin-top="0in" fo:margin-bottom="0.1665in" style:contextual-spacing="false" fo:line-height="100%" fo:text-indent="-0.25in" style:auto-text-indent="false"/>
    </style:style>
    <style:style style:name="P53" style:family="paragraph" style:parent-style-name="normal">
      <style:paragraph-properties fo:line-height="100%" fo:text-align="end" style:justify-single-word="false" fo:orphans="0" fo:widows="0"/>
    </style:style>
    <style:style style:name="P5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</style:style>
    <style:style style:name="P5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</style:style>
    <style:style style:name="P56" style:family="paragraph" style:parent-style-name="normal">
      <style:paragraph-properties fo:margin-left="0in" fo:margin-right="0in" fo:line-height="115%" fo:text-indent="0in" style:auto-text-indent="false"/>
      <style:text-properties fo:color="#434343" loext:opacity="100%" style:font-name="Calibri" style:font-name-asian="Calibri1" style:font-name-complex="Calibri1"/>
    </style:style>
    <style:style style:name="P57" style:family="paragraph" style:parent-style-name="normal">
      <loext:graphic-properties draw:fill="solid" draw:fill-color="#1f1f1f"/>
      <style:paragraph-properties fo:line-height="135%" fo:background-color="#1f1f1f"/>
    </style:style>
    <style:style style:name="P58" style:family="paragraph" style:parent-style-name="normal">
      <style:paragraph-properties fo:text-align="center" style:justify-single-word="false"/>
    </style:style>
    <style:style style:name="P59" style:family="paragraph" style:parent-style-name="normal">
      <style:paragraph-properties fo:text-align="justify" style:justify-single-word="false" fo:orphans="0" fo:widows="0"/>
    </style:style>
    <style:style style:name="T1" style:family="text">
      <style:text-properties style:font-name="Calibri" fo:font-weight="bold" style:font-name-asian="Calibri1" style:font-weight-asian="bold" style:font-name-complex="Calibri1"/>
    </style:style>
    <style:style style:name="T2" style:family="text">
      <style:text-properties style:font-name="Calibri" style:font-name-asian="Calibri1" style:font-name-complex="Calibri1"/>
    </style:style>
    <style:style style:name="T3" style:family="text">
      <style:text-properties style:font-name="Calibri" style:text-underline-style="none" style:font-name-asian="Calibri1" style:font-name-complex="Calibri1"/>
    </style:style>
    <style:style style:name="T4" style:family="text">
      <style:text-properties fo:color="#3c4043" loext:opacity="100%" style:font-name="Calibri" fo:font-size="10.5pt" style:font-name-asian="Calibri1" style:font-size-asian="10.5pt" style:font-name-complex="Calibri1" style:font-size-complex="10.5pt"/>
    </style:style>
    <style:style style:name="T5" style:family="text">
      <style:text-properties fo:color="#434343" loext:opacity="100%" style:font-name="Calibri" style:font-name-asian="Calibri1" style:font-name-complex="Calibri1"/>
    </style:style>
    <style:style style:name="T6" style:family="text">
      <style:text-properties fo:color="#1155cc" loext:opacity="100%" style:font-name="Calibri" style:text-underline-style="solid" style:text-underline-width="auto" style:text-underline-color="font-color" style:font-name-asian="Calibri1" style:font-name-complex="Calibri1"/>
    </style:style>
    <style:style style:name="T7" style:family="text">
      <style:text-properties fo:color="#4ec9b0" loext:opacity="100%" style:font-name="Calibri" fo:font-size="14pt" style:font-name-asian="Calibri1" style:font-size-asian="14pt" style:font-name-complex="Calibri1" style:font-size-complex="14pt"/>
    </style:style>
    <style:style style:name="T8" style:family="text">
      <style:text-properties fo:color="#cccccc" loext:opacity="100%" style:font-name="Calibri" fo:font-size="14pt" style:font-name-asian="Calibri1" style:font-size-asian="14pt" style:font-name-complex="Calibri1" style:font-size-complex="14pt"/>
    </style:style>
    <style:style style:name="T9" style:family="text">
      <style:text-properties fo:color="#9cdcfe" loext:opacity="100%" style:font-name="Calibri" fo:font-size="14pt" style:font-name-asian="Calibri1" style:font-size-asian="14pt" style:font-name-complex="Calibri1" style:font-size-complex="14pt"/>
    </style:style>
    <style:style style:name="T10" style:family="text">
      <style:text-properties fo:color="#d4d4d4" loext:opacity="100%" style:font-name="Calibri" fo:font-size="14pt" style:font-name-asian="Calibri1" style:font-size-asian="14pt" style:font-name-complex="Calibri1" style:font-size-complex="14pt"/>
    </style:style>
    <style:style style:name="T11" style:family="text">
      <style:text-properties fo:color="#dcdcaa" loext:opacity="100%" style:font-name="Calibri" fo:font-size="14pt" style:font-name-asian="Calibri1" style:font-size-asian="14pt" style:font-name-complex="Calibri1" style:font-size-complex="14pt"/>
    </style:style>
    <style:style style:name="T12" style:family="text">
      <style:text-properties fo:color="#ce9178" loext:opacity="100%" style:font-name="Calibri" fo:font-size="14pt" style:font-name-asian="Calibri1" style:font-size-asian="14pt" style:font-name-complex="Calibri1" style:font-size-complex="14pt"/>
    </style:style>
    <style:style style:name="T13" style:family="text">
      <style:text-properties fo:color="#188038" loext:opacity="100%" style:font-name="Calibri" style:font-name-asian="Calibri1" style:font-name-complex="Calibri1"/>
    </style:style>
    <style:style style:name="T14" style:family="text">
      <style:text-properties fo:color="#188038" loext:opacity="100%" style:font-name="Calibri" fo:font-weight="bold" style:font-name-asian="Calibri1" style:font-weight-asian="bold" style:font-name-complex="Calibri1"/>
    </style:style>
    <style:style style:name="T15" style:family="text">
      <style:text-properties fo:color="#188038" loext:opacity="100%" style:font-name="Roboto Mono" style:font-name-asian="Roboto Mono1" style:font-name-complex="Roboto Mono1"/>
    </style:style>
    <style:style style:name="T16" style:family="text">
      <style:text-properties fo:color="#0000ff" loext:opacity="100%" fo:font-weight="bold" style:font-weight-asian="bold"/>
    </style:style>
    <style:style style:name="T1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ize="9pt" fo:font-weight="bold" style:font-size-asian="9pt" style:font-weight-asian="bold" style:font-size-complex="9pt"/>
    </style:style>
    <style:style style:name="T20" style:family="text">
      <style:text-properties fo:font-size="13pt" style:font-size-asian="13pt" style:font-size-complex="13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text:span text:style-name="T1">Nom i Cognom:</text:span></text:p>
          </table:table-cell>
          <table:table-cell table:style-name="Table1.B1" office:value-type="string">
            <text:p text:style-name="P18">Marc Arqués </text:p>
          </table:table-cell>
        </table:table-row>
        <table:table-row table:style-name="Table1.1">
          <table:table-cell table:style-name="Table1.A1" office:value-type="string">
            <text:p text:style-name="P7"><text:span text:style-name="T1">Enllaç al repositori Git:</text:span></text:p>
          </table:table-cell>
          <table:table-cell table:style-name="Table1.B1" office:value-type="string">
            <text:p text:style-name="P17">https://github.com/MarcArques/MP06</text:p>
          </table:table-cell>
        </table:table-row>
      </table:table>
      <text:p text:style-name="P15"/>
      <text:p text:style-name="P1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<text:span text:style-name="T1">Objectius:</text:span></text:p>
            <text:list xml:id="list1895579977" text:style-name="WWNum3">
              <text:list-item>
                <text:p text:style-name="P24"><text:span text:style-name="T4">Aprendre a escriure i llegir arxius de text en Java mitjançant fluxos de dades, manipular fitxers en diversos formats, i aplicar bones pràctiques en la gestió i manipulació de fitxers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<text:span text:style-name="T1">Instruccions:</text:span></text:p>
            <text:list xml:id="list3859743233" text:style-name="WWNum6">
              <text:list-item>
                <text:p text:style-name="P8"><text:span text:style-name="T4">Desenvolupa el codi necessari per a cada exercici seguint les especificacions indicades. El codi ha de superar els tests proporcionats per garantir-ne la funcionalitat.</text:span></text:p>
              </text:list-item>
              <text:list-item>
                <text:p text:style-name="P8"><text:span text:style-name="T4">En cas d’haver de contestar alguna pregunta en aquest document, cal fer-ho dins del quadre indicat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<text:span text:style-name="T1">Criteris d’avaluació:</text:span><text:span text:style-name="T2"> </text:span></text:p>
            <text:p text:style-name="P7"><text:span text:style-name="T4">Cada exercici tindrà la mateixa puntuació. Es valorarà:</text:span></text:p>
            <text:list xml:id="list4022920685" text:style-name="WWNum1">
              <text:list-item>
                <text:p text:style-name="P9"><text:span text:style-name="T4">Format correcte del codi (indentació i compliment de la guia d’estil de Java).</text:span></text:p>
              </text:list-item>
              <text:list-item>
                <text:p text:style-name="P9"><text:span text:style-name="T4">Noms clars i descriptius per a mètodes i variables.</text:span></text:p>
              </text:list-item>
              <text:list-item>
                <text:p text:style-name="P9"><text:span text:style-name="T4">Qualitat general del codi, amb comentaris explicatius quan sigui necessari.</text:span></text:p>
              </text:list-item>
              <text:list-item>
                <text:p text:style-name="P9"><text:span text:style-name="T4">Les còpies seran penalitzades amb una puntuació de 0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<text:span text:style-name="T1">Entrega:</text:span></text:p>
            <text:list xml:id="list4205297340" text:style-name="WWNum12">
              <text:list-item>
                <text:p text:style-name="P10"><text:span text:style-name="T5">Repositori Git privat, compartit amb l’usuari jpala4-ieti, que contingui el codi complet de la pràctica.</text:span></text:p>
              </text:list-item>
              <text:list-item>
                <text:p text:style-name="P10"><text:span text:style-name="T5">Subdirectori "doc" dins del repositori amb el fitxer memoria.pdf.</text:span></text:p>
              </text:list-item>
              <text:list-item>
                <text:p text:style-name="P10"><text:span text:style-name="T5">URL del repositori: S’ha de pujar a Moodle.</text:span></text:p>
              </text:list-item>
            </text:list>
          </table:table-cell>
        </table:table-row>
      </table:table>
      <text:p text:style-name="P19"/>
      <text:p text:style-name="P6"><text:span text:style-name="T1">Recursos i materials:</text:span></text:p>
      <text:list xml:id="list869630375" text:style-name="WWNum7">
        <text:list-item>
          <text:p text:style-name="P11"><text:span text:style-name="T5">JDK de Java versió 21, Maven i Git instal·lats.</text:span></text:p>
        </text:list-item>
        <text:list-item>
          <text:p text:style-name="P11"><text:span text:style-name="T5">Eina de programació: necessiteu una IDE per programar en Java (VS Code, IntelliJ, o una altra).</text:span></text:p>
        </text:list-item>
        <text:list-item>
          <text:p text:style-name="P11"><text:span text:style-name="T5">Repositori amb exemples: <text:s/></text:span><text:a xlink:type="simple" xlink:href="https://github.com/jpala4-ieti/DAM-M06-UF01-Repositori-Referencia-24-25" text:style-name="Default_20_Style" text:visited-style-name="Default_20_Style"><text:span text:style-name="T6">https://github.com/jpala4-ieti/DAM-M06-UF01-Repositori-Referencia-24-25</text:span></text:a><text:span text:style-name="T5"> (llegiu el fitxer README.md per obtenir instruccions sobre com executar-lo).</text:span></text:p>
        </text:list-item>
        <text:list-item>
          <text:p text:style-name="P11"><text:span text:style-name="T5">Altres recursos: Podeu utilitzar Google per buscar tutorials que us ajudin a resoldre els exercicis.</text:span></text:p>
        </text:list-item>
      </text:list>
      <text:p text:style-name="P56"/>
      <text:p text:style-name="P12"><text:span text:style-name="T5">Punt de partida de la pràctica:</text:span></text:p>
      <text:p text:style-name="P12"><text:a xlink:type="simple" xlink:href="https://github.com/jpala4-ieti/DAM-M06-UF01-PR1.1-24-25-Practica-Punt-Partida.git" text:style-name="Default_20_Style" text:visited-style-name="Default_20_Style"><text:span text:style-name="T6">https://github.com/jpala4-ieti/DAM-M06-UF01-PR1.1-24-25-Practica-Punt-Partida.git</text:span></text:a><text:span text:style-name="T5"> </text:span></text:p>
      <text:p text:style-name="P16"><text:soft-page-break/></text:p>
      <text:p text:style-name="P16"/>
      <text:p text:style-name="P13"><text:span text:style-name="T1">Resol els exercicis proposats. El directori de treball ha de ser ‘data’, de la mateixa forma que es fa en el repositori d’exemples</text:span></text:p>
      <text:p text:style-name="P6"><text:span text:style-name="T1"><text:s/></text:span></text:p>
      <text:p text:style-name="P57"><text:span text:style-name="T7">String</text:span><text:span text:style-name="T8"> </text:span><text:span text:style-name="T9">camiBase</text:span><text:span text:style-name="T8"> </text:span><text:span text:style-name="T10">=</text:span><text:span text:style-name="T8"> </text:span><text:span text:style-name="T7">System</text:span><text:span text:style-name="T8">.</text:span><text:span text:style-name="T11">getProperty</text:span><text:span text:style-name="T8">(</text:span><text:span text:style-name="T12">"user.dir"</text:span><text:span text:style-name="T8">) </text:span><text:span text:style-name="T10">+</text:span><text:span text:style-name="T8"> </text:span><text:span text:style-name="T12">"/data/"</text:span><text:span text:style-name="T8">;</text:span></text:p>
      <text:p text:style-name="P16"/>
      <text:p text:style-name="P19"/>
      <text:p text:style-name="Heading_20_2"><text:bookmark text:name="_2w0xpabmhdel"/></text:p>
      <text:p text:style-name="P1"><text:bookmark text:name="_tmnklww2agg8"/>Exercici 0: Llegir contingut d’un fitxer i mostrar-lo per pantalla amb números de línia</text:p>
      <text:p text:style-name="P25"><text:span text:style-name="T2">Crea un programa anomenat </text:span><text:span text:style-name="T13">PR110ReadFile.java</text:span><text:span text:style-name="T2">.</text:span></text:p>
      <text:p text:style-name="P25"><text:span text:style-name="T2">Des dins del programa, realitza les següents tasques:</text:span></text:p>
      <text:list xml:id="list2240085070" text:style-name="WWNum2">
        <text:list-item>
          <text:p text:style-name="P26"><text:span text:style-name="T2">Llegeix el contingut del fitxer </text:span><text:span text:style-name="T13">GestioTasques.java</text:span><text:span text:style-name="T2">, que es troba dins del directori </text:span><text:span text:style-name="T13">data</text:span><text:span text:style-name="T2">. La ruta del fitxer serà </text:span><text:span text:style-name="T13">System.getProperty("user.dir") + "/data/GestioTasques.java"</text:span><text:span text:style-name="T2">.</text:span></text:p>
        </text:list-item>
        <text:list-item>
          <text:p text:style-name="P27"><text:span text:style-name="T2">Mostra per pantalla tot el contingut del fitxer, afegint el número de línia davant de cada línia de text.</text:span></text:p>
        </text:list-item>
        <text:list-item>
          <text:p text:style-name="P27"><text:span text:style-name="T2">El format del número de línia serà el següent: cada línia ha d'estar precedida per un número seguit de dos punts (</text:span><text:span text:style-name="T13">:</text:span><text:span text:style-name="T2">) i un espai abans del contingut de la línia. Ex.: </text:span><text:span text:style-name="T13">1: Aquesta és una línia de prova</text:span><text:span text:style-name="T2">.</text:span></text:p>
        </text:list-item>
        <text:list-item>
          <text:p text:style-name="P28"><text:span text:style-name="T2">Si el fitxer no existeix o es produeix un error de lectura, el programa ha de gestionar l'error i mostrar un missatge adequat, evitant que l'execució es finalitzi de manera abrupta.</text:span></text:p>
        </text:list-item>
      </text:list>
      <text:p text:style-name="P20"/>
      <text:p text:style-name="P1"><text:bookmark text:name="_cpj7zzkp2byq"/><text:span text:style-name="T16">Exercici 1:</text:span> Creació, manipulació i llistat d'arxius</text:p>
      <text:p text:style-name="P25"><text:span text:style-name="T2">Crea un programa anomenat </text:span><text:span text:style-name="T13">PR111Files.java</text:span><text:span text:style-name="T2">.</text:span></text:p>
      <text:p text:style-name="P25"><text:span text:style-name="T2">Des dins del programa, realitza les següents tasques:</text:span></text:p>
      <text:list xml:id="list2098029297" text:style-name="WWNum5">
        <text:list-item>
          <text:p text:style-name="P29"><text:span text:style-name="T2">Crea una carpeta anomenada </text:span><text:span text:style-name="T13">myFiles</text:span><text:span text:style-name="T2"> dins del directori </text:span><text:span text:style-name="T13">data/pr111</text:span><text:span text:style-name="T2">, la qual es troba a la ruta del projecte. La ruta del directori serà </text:span><text:span text:style-name="T13">System.getProperty("user.dir") + "/data/pr111/myFiles"</text:span><text:span text:style-name="T2">.</text:span></text:p>
        </text:list-item>
        <text:list-item>
          <text:p text:style-name="P30"><text:span text:style-name="T2">Dins d'aquesta carpeta, crea dos arxius: </text:span><text:span text:style-name="T13">file1.txt</text:span><text:span text:style-name="T2"> i </text:span><text:span text:style-name="T13">file2.txt</text:span><text:span text:style-name="T2">.</text:span></text:p>
        </text:list-item>
        <text:list-item>
          <text:p text:style-name="P30"><text:span text:style-name="T2">Renombra l'arxiu </text:span><text:span text:style-name="T13">file2.txt</text:span><text:span text:style-name="T2"> a </text:span><text:span text:style-name="T13">renamedFile.txt</text:span><text:span text:style-name="T2">.</text:span></text:p>
        </text:list-item>
        <text:list-item>
          <text:p text:style-name="P30"><text:span text:style-name="T2">Mostra un llistat dels arxius dins de la carpeta </text:span><text:span text:style-name="T13">myFiles</text:span><text:span text:style-name="T2"> amb el missatge: “Els arxius de la carpeta són:”.</text:span></text:p>
        </text:list-item>
        <text:list-item>
          <text:p text:style-name="P30"><text:span text:style-name="T2">Elimina l'arxiu </text:span><text:span text:style-name="T13">file1.txt</text:span><text:span text:style-name="T2">.</text:span></text:p>
        </text:list-item>
        <text:list-item>
          <text:p text:style-name="P31"><text:span text:style-name="T2">Torna a mostrar un llistat dels arxius dins de la carpeta </text:span><text:span text:style-name="T13">myFiles</text:span><text:span text:style-name="T2"> amb el missatge: “Els arxius de la carpeta són:”.</text:span></text:p>
        </text:list-item>
      </text:list>
      <text:p text:style-name="P20"/>
      <text:p text:style-name="P1"><text:bookmark text:name="_hld9obcpql5w"/><text:span text:style-name="T16">Exercici 2:</text:span> Simulació de la comanda cat</text:p>
      <text:p text:style-name="P25"><text:span text:style-name="T2">Crea un programa anomenat </text:span><text:span text:style-name="T13">PR112cat.java</text:span><text:span text:style-name="T2">.</text:span></text:p>
      <text:p text:style-name="P25"><text:span text:style-name="T2">Des dins del programa, realitza les següents tasques:</text:span></text:p>
      <text:list xml:id="list1232430196" text:style-name="WWNum11">
        <text:list-item>
          <text:p text:style-name="P32"><text:span text:style-name="T2">El programa haurà d'acceptar com a entrada la ruta d'un arxiu de text com a argument a l'hora d'executar-lo. La ruta del fitxer es passarà com a paràmetre en executar el programa.</text:span></text:p>
        </text:list-item>
        <text:list-item>
          <text:p text:style-name="P33"><text:span text:style-name="T2">Si la ruta proporcionada correspon a un </text:span><text:span text:style-name="T1">fitxer de text</text:span><text:span text:style-name="T2">:</text:span></text:p>
          <text:list>
            <text:list-item>
              <text:p text:style-name="P34"><text:span text:style-name="T2">Llegeix el contingut del fitxer en </text:span><text:span text:style-name="T1">codificació UTF-8</text:span><text:span text:style-name="T2">.</text:span></text:p>
            </text:list-item>
            <text:list-item>
              <text:p text:style-name="P34"><text:span text:style-name="T2">Mostra el contingut del fitxer per pantalla.</text:span></text:p>
            </text:list-item>
          </text:list>
        </text:list-item>
        <text:list-item>
          <text:p text:style-name="P33"><text:span text:style-name="T2">Si la ruta proporcionada correspon a una </text:span><text:span text:style-name="T1">carpeta</text:span><text:span text:style-name="T2">, mostra el missatge: </text:span><text:span text:style-name="T1">"El path no correspon a un arxiu, sinó a una carpeta."</text:span><text:span text:style-name="T2">.</text:span></text:p>
        </text:list-item>
        <text:list-item>
          <text:p text:style-name="P35"><text:span text:style-name="T2">Si la ruta proporcionada </text:span><text:span text:style-name="T1">no correspon a un fitxer existent</text:span><text:span text:style-name="T2"> o es produeix qualsevol altre error, mostra el missatge: </text:span><text:span text:style-name="T1">"El fitxer no existeix o no és accessible."</text:span><text:span text:style-name="T2">.</text:span></text:p>
        </text:list-item>
      </text:list>
      <text:p text:style-name="P25"><text:span text:style-name="T1">Nota</text:span><text:span text:style-name="T2">: Gestiona adequadament possibles errors de lectura del fitxer i assegura que el programa no falli de manera abrupta. Assegura't que el contingut dels fitxers es llegeix amb la codificació UTF-8.</text:span></text:p>
      <text:p text:style-name="P3"><text:bookmark text:name="_t1y0m8xtj8jq"/></text:p>
      <text:p text:style-name="P2"><text:bookmark text:name="_3qxcwngryn9t"/>Exercici 3: Creació d'un arxiu amb frases de Matrix (UTF-8)</text:p>
      <text:p text:style-name="P25"><text:span text:style-name="T2">Desenvolupa un programa que escrigui les següents frases en l'arxiu </text:span><text:span text:style-name="T14">frasesMatrix.txt</text:span><text:span text:style-name="T2">:</text:span></text:p>
      <text:list xml:id="list2653664159" text:style-name="WWNum13">
        <text:list-item>
          <text:p text:style-name="P36"><text:span text:style-name="T1">"I can only show you the door"</text:span></text:p>
        </text:list-item>
        <text:list-item>
          <text:p text:style-name="P37"><text:span text:style-name="T1">"You're the one that has to walk through it"</text:span></text:p>
        </text:list-item>
      </text:list>
      <text:p text:style-name="P4"><text:bookmark text:name="_qqkvyufylcn"/>Requisits generals:</text:p>
      <text:list xml:id="list2644902946" text:style-name="WWNum4">
        <text:list-item>
          <text:p text:style-name="P38"><text:span text:style-name="T2">El fitxer </text:span><text:span text:style-name="T14">frasesMatrix.txt</text:span><text:span text:style-name="T2"> es trobarà dins el directori </text:span><text:span text:style-name="T14">data</text:span><text:span text:style-name="T2">, situat a la ruta del projecte. Utilitza </text:span><text:span text:style-name="T1">UTF-8</text:span><text:span text:style-name="T2"> com a codificació per escriure i llegir l'arxiu.</text:span></text:p>
        </text:list-item>
        <text:list-item>
          <text:p text:style-name="P39"><text:span text:style-name="T2">Cada frase ha de ser escrita en una nova línia, i l'arxiu ha d'acabar amb una línia en blanc.</text:span></text:p>
        </text:list-item>
        <text:list-item>
          <text:p text:style-name="P40"><text:span text:style-name="T2">La ruta del fitxer es pot definir com:<text:line-break/></text:span><text:span text:style-name="T14">String camiFitxer = System.getProperty("user.dir") + "/data/frasesMatrix.txt";</text:span></text:p>
        </text:list-item>
      </text:list>
      <text:p text:style-name="P5"><text:bookmark text:name="_zcpij0hef0md"/>Requisits específics:</text:p>
      <text:list xml:id="list3620945578" text:style-name="WWNum8">
        <text:list-item>
          <text:p text:style-name="P41"><text:span text:style-name="T1">PR113sobreescriu.java</text:span><text:span text:style-name="T2">:<text:line-break/>Aquesta versió sobreescriurà l'arxiu </text:span><text:span text:style-name="T14">frasesMatrix.txt</text:span><text:span text:style-name="T2"> cada vegada que s'executi.</text:span></text:p>
          <text:list>
            <text:list-item>
              <text:p text:style-name="P42"><text:span text:style-name="T2">Escriviu les frases a l'arxiu de manera que qualsevol contingut anterior es perdi.</text:span></text:p>
            </text:list-item>
            <text:list-item>
              <text:p text:style-name="P42"><text:span text:style-name="T2">Recordeu afegir una línia en blanc al final de l'arxiu.</text:span></text:p>
            </text:list-item>
          </text:list>
        </text:list-item>
        <text:list-item>
          <text:p text:style-name="P43"><text:span text:style-name="T1">PR113append.java</text:span><text:span text:style-name="T2">:<text:line-break/>Aquesta versió afegeix les frases al final de l'arxiu </text:span><text:span text:style-name="T14">frasesMatrix.txt</text:span><text:span text:style-name="T2"> sense esborrar el contingut anterior.</text:span></text:p>
          <text:list>
            <text:list-item>
              <text:p text:style-name="P42"><text:span text:style-name="T2">Cada execució ha d'afegir les dues frases seguides d'una línia en blanc al final del fitxer.</text:span></text:p>
            </text:list-item>
            <text:list-item>
              <text:p text:style-name="P44"><text:span text:style-name="T2">Comprova que el contingut existent es manté i que es van afegint correctament les noves línies.</text:span></text:p>
            </text:list-item>
          </text:list>
        </text:list-item>
      </text:list>
      <text:p text:style-name="P21"/>
      <text:p text:style-name="P2"><text:bookmark text:name="_vpcshvuh9zef"/>Exercici 4: Generació d'un arxiu amb números aleatoris (UTF-8)</text:p>
      <text:p text:style-name="P25"><text:span text:style-name="T2">Crea un programa anomenat </text:span><text:span text:style-name="T14">PR114linies.java</text:span><text:span text:style-name="T2"> que implementi aquesta funcionalitat.</text:span></text:p>
      <text:list xml:id="list766298332" text:style-name="WWNum10">
        <text:list-item>
          <text:p text:style-name="P45"><text:span text:style-name="T2">El fitxer es guardarà dins del directori </text:span><text:span text:style-name="T14">data</text:span><text:span text:style-name="T2">, situat a la ruta del projecte (</text:span><text:span text:style-name="T14">String camiFitxer = System.getProperty("user.dir") + "/data/numeros.txt";</text:span><text:span text:style-name="T2">)</text:span></text:p>
        </text:list-item>
        <text:list-item>
          <text:p text:style-name="P46"><text:span text:style-name="T2">El programa ha de generar exactament </text:span><text:span text:style-name="T1">10 números aleatoris</text:span><text:span text:style-name="T2">, cada un en una línia separada.</text:span></text:p>
        </text:list-item>
        <text:list-item>
          <text:p text:style-name="P46"><text:span text:style-name="T2">Utilitza la codificació </text:span><text:span text:style-name="T1">UTF-8</text:span><text:span text:style-name="T2"> per escriure els números en el fitxer.</text:span></text:p>
        </text:list-item>
        <text:list-item>
          <text:p text:style-name="P46"><text:span text:style-name="T2">Cada número ha de ser un valor enter aleatori generat entre 0 i 99 (ambdós inclosos).</text:span></text:p>
        </text:list-item>
        <text:list-item>
          <text:p text:style-name="P46"><text:span text:style-name="T2">Assegura't que cada número estigui separat per un </text:span><text:span text:style-name="T1">salt de línia</text:span><text:span text:style-name="T2">.</text:span></text:p>
        </text:list-item>
        <text:list-item>
          <text:p text:style-name="P47"><text:span text:style-name="T2">En aquest cas, després del darrer número no hi ha un salt de línia.</text:span></text:p>
        </text:list-item>
      </text:list>
      <text:p text:style-name="P1"><text:bookmark text:name="_kts8iksy4xsy"/><text:span text:style-name="T16">Exercici 5:</text:span> Simulació de la comanda cp</text:p>
      <text:p text:style-name="P25"><text:span text:style-name="T2">Crea un programa anomenat </text:span><text:span text:style-name="T15">PR115cp.java</text:span><text:span text:style-name="T2"> que simuli la funcionalitat de la comanda Unix </text:span><text:span text:style-name="T15">cp</text:span><text:span text:style-name="T2"> per copiar fitxers de text.</text:span></text:p>
      <text:list xml:id="list1000237132" text:style-name="WWNum9">
        <text:list-item>
          <text:p text:style-name="P48"><text:span text:style-name="T1">Arguments del programa</text:span><text:span text:style-name="T2">:</text:span></text:p>
          <text:list>
            <text:list-item>
              <text:p text:style-name="P49"><text:span text:style-name="T2">L'usuari haurà de passar </text:span><text:span text:style-name="T1">dues rutes</text:span><text:span text:style-name="T2"> com a arguments:</text:span></text:p>
              <text:list>
                <text:list-item>
                  <text:p text:style-name="P50"><text:span text:style-name="T2">El primer argument serà la </text:span><text:span text:style-name="T1">ruta de l'arxiu origen</text:span><text:span text:style-name="T2"> que es vol copiar.</text:span></text:p>
                </text:list-item>
                <text:list-item>
                  <text:p text:style-name="P50"><text:span text:style-name="T2">El segon argument serà la </text:span><text:span text:style-name="T1">ruta de destinació</text:span><text:span text:style-name="T2"> on es vol guardar la còpia.</text:span></text:p>
                </text:list-item>
              </text:list>
            </text:list-item>
          </text:list>
        </text:list-item>
        <text:list-item>
          <text:p text:style-name="P51"><text:span text:style-name="T1">Funcionalitat</text:span><text:span text:style-name="T2">:</text:span></text:p>
          <text:list>
            <text:list-item>
              <text:p text:style-name="P49"><text:span text:style-name="T1">Verificació de l'existència del fitxer</text:span><text:span text:style-name="T2">:</text:span></text:p>
              <text:list>
                <text:list-item>
                  <text:p text:style-name="P50"><text:span text:style-name="T2">El programa ha de comprovar si el fitxer d'origen existeix i si és un fitxer de text.</text:span></text:p>
                </text:list-item>
              </text:list>
            </text:list-item>
            <text:list-item>
              <text:p text:style-name="P49"><text:span text:style-name="T1">Còpia del contingut</text:span><text:span text:style-name="T2">:</text:span></text:p>
              <text:list>
                <text:list-item>
                  <text:p text:style-name="P50"><text:span text:style-name="T2">El contingut del fitxer origen es copiarà línia a línia a l'arxiu de destinació.</text:span></text:p>
                </text:list-item>
              </text:list>
            </text:list-item>
            <text:list-item>
              <text:p text:style-name="P49"><text:span text:style-name="T1">Codificació UTF-8</text:span><text:span text:style-name="T2">:</text:span></text:p>
              <text:list>
                <text:list-item>
                  <text:p text:style-name="P50"><text:span text:style-name="T2">Totes les operacions de lectura i escriptura han de fer-se amb codificació UTF-8.</text:span></text:p>
                </text:list-item>
              </text:list>
            </text:list-item>
            <text:list-item>
              <text:p text:style-name="P49"><text:span text:style-name="T1">Línia en blanc final</text:span><text:span text:style-name="T2">:</text:span></text:p>
              <text:list>
                <text:list-item>
                  <text:p text:style-name="P50"><text:span text:style-name="T2">Si el fitxer d'origen acaba amb una línia en blanc, s'ha de copiar tal com està, afegint també la línia en blanc al fitxer de destinació.</text:span></text:p>
                </text:list-item>
              </text:list>
            </text:list-item>
          </text:list>
        </text:list-item>
        <text:list-item>
          <text:p text:style-name="P51"><text:span text:style-name="T1">Advertències</text:span><text:span text:style-name="T2">:</text:span></text:p>
          <text:list>
            <text:list-item>
              <text:p text:style-name="P49"><text:span text:style-name="T2">Si l'arxiu de destinació ja existeix, el programa ha de mostrar un missatge d'advertència indicant que l'arxiu serà sobreescrit.</text:span></text:p>
            </text:list-item>
          </text:list>
        </text:list-item>
        <text:list-item>
          <text:p text:style-name="P51"><text:span text:style-name="T1">Comportament final</text:span><text:span text:style-name="T2">:</text:span></text:p>
          <text:list>
            <text:list-item>
              <text:p text:style-name="P52"><text:span text:style-name="T2">El programa ha de mostrar un missatge indicant que la còpia s'ha realitzat correctament, o un missatge d'error si la còpia falla.</text:span></text:p>
            </text:list-item>
          </text:list>
        </text:list-item>
      </text:list>
      <text:p text:style-name="P22"/>
      <text:p text:style-name="normal">Exemple d’ús:</text:p>
      <text:p text:style-name="P58">java PR115cp /ruta/origen.txt /ruta/desti.txt</text:p>
      <text:p text:style-name="P1"><text:bookmark text:name="_dj043v5dsra0"/>Exercicis d’ampliació (opcional)</text:p>
      <text:p text:style-name="P25"><text:span text:style-name="T2">Nom del programa </text:span><text:span text:style-name="T13">PR11_ampliacio.java.</text:span></text:p>
      <text:p text:style-name="normal"><text:span text:style-name="T2">Genera un fitxer de text amb emojis en el directori ‘data’ fent servir aquesta llibreria </text:span></text:p>
      <text:p text:style-name="normal"><text:a xlink:type="simple" xlink:href="https://github.com/vdurmont/emoji-java" text:style-name="Default_20_Style" text:visited-style-name="Default_20_Style"><text:span text:style-name="T6">https://github.com/vdurmont/emoji-java</text:span></text:a><text:span text:style-name="T2"> </text:span></text:p>
      <text:p text:style-name="P20"/>
      <text:p text:style-name="normal"><text:span text:style-name="T2">El contingut exacte del fitxer generat el pots decidir tu mateix. S’ha d’anomenar </text:span><text:span text:style-name="T13">“emojis.txt”</text:span>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ca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ca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keep-together="always" fo:keep-with-next="always"/>
      <style:text-properties fo:color="#0000ff" loext:opacity="100%" style:font-name="Calibri" fo:font-family="Calibri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normal" style:class="text">
      <style:paragraph-properties fo:margin-top="0.1665in" fo:margin-bottom="0.028in" style:contextual-spacing="false" fo:line-height="100%" fo:keep-together="always" fo:keep-with-next="always"/>
      <style:text-properties fo:color="#434343" loext:opacity="100%" fo:font-size="12pt" style:text-underline-style="solid" style:text-underline-width="auto" style:text-underline-color="font-color" style:font-size-asian="12pt" style:font-size-complex="12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6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66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7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6.2708in" fo:margin-left="0.0069in" fo:margin-top="0in" fo:margin-bottom="0in" table:align="left" style:writing-mode="lr-tb"/>
    </style:style>
    <style:style style:name="Table3.A" style:family="table-column">
      <style:table-column-properties style:column-width="0.4688in"/>
    </style:style>
    <style:style style:name="Table3.B" style:family="table-column">
      <style:table-column-properties style:column-width="2.0625in"/>
    </style:style>
    <style:style style:name="Table3.C" style:family="table-column">
      <style:table-column-properties style:column-width="3.7396in"/>
    </style:style>
    <style:style style:name="Table3.1" style:family="table-row">
      <style:table-row-properties style:min-row-height="0.5646in" fo:keep-together="auto"/>
    </style:style>
    <style:style style:name="Table3.A1" style:family="table-cell">
      <style:table-cell-properties style:vertical-align="" fo:background-color="transparent" fo:padding="0in" fo:border="1pt solid #f3f3f3">
        <style:background-image/>
      </style:table-cell-properties>
    </style:style>
    <style:style style:name="Table4" style:family="table">
      <style:table-properties style:width="6.2701in" fo:margin-left="0in" fo:margin-top="0in" fo:margin-bottom="0in" fo:break-before="auto" fo:break-after="auto" table:align="left" style:writing-mode="lr-tb"/>
    </style:style>
    <style:style style:name="Table4.A" style:family="table-column">
      <style:table-column-properties style:column-width="3.134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transparent" fo:padding="0.0694in" fo:border="none">
        <style:background-image/>
      </style:table-cell-properties>
    </style:style>
    <style:style style:name="MP1" style:family="paragraph" style:parent-style-name="normal">
      <style:paragraph-properties fo:line-height="115%"/>
    </style:style>
    <style:style style:name="MP2" style:family="paragraph" style:parent-style-name="normal">
      <style:paragraph-properties fo:text-align="justify" style:justify-single-word="false" fo:orphans="0" fo:widows="0"/>
    </style:style>
    <style:style style:name="MP3" style:family="paragraph" style:parent-style-name="normal">
      <style:paragraph-properties fo:line-height="100%" fo:text-align="end" style:justify-single-word="false" fo:orphans="0" fo:widows="0"/>
    </style:style>
    <style:style style:name="MP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</style:style>
    <style:style style:name="MP5" style:family="paragraph" style:parent-style-name="normal">
      <style:paragraph-properties fo:line-height="100%" fo:orphans="0" fo:widows="0"/>
    </style:style>
    <style:style style:name="MP6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font-weight="bold" style:font-size-asian="9pt" style:font-weight-asian="bold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2"><draw:frame draw:style-name="Mfr1" draw:name="image1.png" text:anchor-type="as-char" svg:width="0.3902in" svg:height="0.4543in" draw:z-index="9"><draw:image xlink:href="Pictures/10000000000000D1000000F16CB7654E202A0B4A.png" xlink:type="simple" xlink:show="embed" xlink:actuate="onLoad" draw:mime-type="image/png"/></draw:frame></text:p>
            </table:table-cell>
            <table:table-cell table:style-name="Table3.A1" office:value-type="string">
              <text:p text:style-name="MP2"><text:span text:style-name="MT1">Generalitat de Catalunya</text:span></text:p>
              <text:p text:style-name="MP2"><text:span text:style-name="MT1">Departament d’Educació</text:span></text:p>
              <text:p text:style-name="MP2"><text:span text:style-name="MT2">Institut Esteve Terradas i Illa</text:span></text:p>
            </table:table-cell>
            <table:table-cell table:style-name="Table3.A1" office:value-type="string">
              <text:p text:style-name="MP3">CFGM: Desenvolupament d’aplicacions multimèdia</text:p>
              <text:p text:style-name="MP3">MP06 Accés a dades</text:p>
              <text:p text:style-name="MP3">PR1.1 Lectura i escriptura de fitxers</text:p>
            </table:table-cell>
          </table:table-row>
        </table:table>
        <text:p text:style-name="normal"/>
      </style:header>
      <style:footer>
        <text:p text:style-name="normal"/>
        <table:table table:name="Table4" table:style-name="Table4">
          <table:table-column table:style-name="Table4.A" table:number-columns-repeated="2"/>
          <table:table-row table:style-name="Table4.1">
            <table:table-cell table:style-name="Table4.A1" office:value-type="string">
              <text:p text:style-name="MP4"><text:span text:style-name="MT1">V1.0: elaborada per Albert Palacios</text:span></text:p>
              <text:p text:style-name="MP4"><text:span text:style-name="MT1">V1.1: Jordi Palà (adaptació curs 2023-24)</text:span></text:p>
              <text:p text:style-name="MP5"><text:span text:style-name="MT1">V1.2: Jordi Palà (adaptació curs 2024-25)</text:span></text:p>
            </table:table-cell>
            <table:table-cell table:style-name="Table4.A1" office:value-type="string">
              <text:p text:style-name="MP6"><text:page-number text:select-page="current">10</text:page-number></text:p>
            </table:table-cell>
          </table:table-row>
        </table:table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9T22:29:59.794021180</dc:date>
    <meta:editing-duration>PT7M42S</meta:editing-duration>
    <meta:editing-cycles>1</meta:editing-cycles>
    <meta:document-statistic meta:table-count="4" meta:image-count="1" meta:object-count="0" meta:page-count="10" meta:paragraph-count="115" meta:word-count="1284" meta:character-count="8053" meta:non-whitespace-character-count="6939"/>
    <meta:generator>LibreOffice/7.3.7.2$Linux_X86_64 LibreOffice_project/30$Build-2</meta:generator>
  </office:meta>
</office:document-meta>
</file>